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 office:value-type="string">
            <text:p>Map048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t's Riiight!</text:p>
          </table:table-cell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 office:value-type="string">
            <text:p>I heard you're off to beat up a Hellish King in
the Westlands? How 'bout I teleport you right
outside Ento villag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1T18:12:33+01:00</meta:creation-date>
    <dc:date>2020-03-01T18:12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